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paragraph-rsid="0009f9dd"/>
    </style:style>
    <style:style style:name="P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solid" style:text-underline-width="auto" style:text-underline-color="font-color" fo:font-weight="bold" officeooo:paragraph-rsid="0009f9dd" style:font-weight-asian="bold" style:font-weight-complex="bold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 loext:padding="0in" loext:border="non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0" style:family="paragraph" style:parent-style-name="Table_20_Contents">
      <style:paragraph-properties fo:margin-left="0.2083in" fo:margin-right="0in" fo:margin-top="0in" fo:margin-bottom="0in" style:contextual-spacing="false" fo:text-indent="0in" style:auto-text-indent="false"/>
      <style:text-properties loext:padding="0in" loext:border="none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P14" style:family="paragraph" style:parent-style-name="Text_20_body">
      <style:paragraph-properties fo:margin-left="0in" fo:margin-right="0in" fo:text-indent="0in" style:auto-text-indent="false" style:writing-mode="lr-tb"/>
    </style:style>
    <style:style style:name="P15" style:family="paragraph" style:parent-style-name="Text_20_body">
      <style:paragraph-properties fo:margin-top="0in" fo:margin-bottom="0in" style:contextual-spacing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 style:writing-mode="lr-tb"/>
    </style:style>
    <style:style style:name="P17" style:family="paragraph" style:parent-style-name="Text_20_body" style:list-style-name="L1">
      <style:paragraph-properties fo:margin-left="0.1563in" fo:margin-right="0in" fo:margin-top="0in" fo:margin-bottom="0in" style:contextual-spacing="false" fo:line-height="100%" fo:text-indent="0in" style:auto-text-indent="false" fo:padding="0in" fo:border="none" style:writing-mode="lr-tb"/>
    </style:style>
    <style:style style:name="P18" style:family="paragraph" style:parent-style-name="Text_20_body" style:list-style-name="L1">
      <style:paragraph-properties fo:margin-left="0.1563in" fo:margin-right="0in" fo:line-height="100%" fo:text-indent="0in" style:auto-text-indent="false" fo:padding="0in" fo:border="none" style:writing-mode="lr-tb"/>
    </style:style>
    <style:style style:name="T1" style:family="text">
      <style:text-properties fo:color="#1155cc" loext:opacity="100%"/>
    </style:style>
    <style:style style:name="T2" style:family="text">
      <style:text-properties fo:color="#1155cc" loext:opacity="100%" loext:padding="0in" loext:border="none"/>
    </style:style>
    <style:style style:name="T3" style:family="text">
      <style:text-properties officeooo:rsid="0009f9dd"/>
    </style:style>
    <style:style style:name="T4" style:family="text">
      <style:text-properties fo:color="#5e5e5e" loext:opacity="100%"/>
    </style:style>
    <style:style style:name="T5" style:family="text">
      <style:text-properties fo:color="#54595d" loext:opacity="100%" loext:padding="0in" loext:border="none"/>
    </style:style>
    <style:style style:name="T6" style:family="text">
      <style:text-properties loext:padding="0in" loext:border="none"/>
    </style:style>
    <style:style style:name="T7" style:family="text">
      <style:text-properties fo:color="#202122" loext:opacity="100%" style:font-name="sans-serif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Monkey See, Monkey Think</text:span></text:p>
      <text:p text:style-name="P3"/>
      <text:p text:style-name="P3">Sartre described the mannequin in terms of a <text:span text:style-name="T3">temporary,</text:span> false positive <text:span text:style-name="T3">during</text:span> the brain's interpretation of the Other. <text:span text:style-name="T3">Was he describing the actions of mirror neurons?</text:span></text:p>
      <text:p text:style-name="P3"/>
      <text:p text:style-name="P3"><text:a xlink:type="simple" xlink:href="https://en.wikipedia.org/wiki/Mirror_neuron#Discovery" text:style-name="Internet_20_link" text:visited-style-name="Visited_20_Internet_20_Link">https://en.wikipedia.org/wiki/Mirror_neuron#Discovery</text:a> </text:p>
      <text:p text:style-name="P2"><text:a xlink:type="simple" xlink:href="https://www.ncbi.nlm.nih.gov/pmc/articles/PMC3510904/#:~:text=Mirror%20neurons%20represent%20a%20distinctive,first%20discovered%20in%20monkey's%20brain" office:target-frame-name="_blank" xlink:show="new" text:style-name="Internet_20_link" text:visited-style-name="Visited_20_Internet_20_Link"/></text:p>
      <text:p text:style-name="P2"><text:a xlink:type="simple" xlink:href="https://www.ncbi.nlm.nih.gov/pmc/articles/PMC3510904/#:~:text=Mirror%20neurons%20represent%20a%20distinctive,first%20discovered%20in%20monkey's%20brain" office:target-frame-name="_blank" xlink:show="new" text:style-name="Internet_20_link" text:visited-style-name="Visited_20_Internet_20_Link">https://www.ncbi.nlm.nih.gov/pmc/articles/PMC3510904/#:~:text=Mirror%20neurons%20represent%20a%20distinctive,first%20discovered%20in%20monkey's%20brain</text:a>.</text:p>
      <text:p text:style-name="P2"/>
      <text:p text:style-name="P2"><text:a xlink:type="simple" xlink:href="https://philonotes.com/2023/04/jean-paul-sartres-concept-of-the-other#:~:text=According%20to%20Sartre%2C%20the%20Other,kind%20of%20agency%20or%20consciousness" text:style-name="Internet_20_link" text:visited-style-name="Visited_20_Internet_20_Link"><text:span text:style-name="T1">https://philonotes.com/2023/04/jean-paul-sartres-concept-of-the-other#:~:text=According%20to%20Sartre%2C%20the%20Other,kind%20of%20agency%20or%20consciousness</text:span></text:a>.</text:p>
      <text:p text:style-name="P2"><text:span text:style-name="T6"/></text:p>
      <text:section text:style-name="Sect1" text:name=":47a">
        <text:section text:style-name="Sect1" text:name=":47b">
          <text:p text:style-name="P16">" A mirror neuron is a <text:a xlink:type="simple" xlink:href="https://en.wikipedia.org/wiki/Neuron" office:target-frame-name="_blank" xlink:show="new" text:style-name="Internet_20_link" text:visited-style-name="Visited_20_Internet_20_Link"><text:span text:style-name="T6">neuron</text:span></text:a> that <text:a xlink:type="simple" xlink:href="https://en.wikipedia.org/wiki/Action_potential" office:target-frame-name="_blank" xlink:show="new" text:style-name="Internet_20_link" text:visited-style-name="Visited_20_Internet_20_Link"><text:span text:style-name="T6">fires</text:span></text:a> both when an organism acts and when the organism observes the same action performed by another.<text:bookmark text:name="m_-171836504872234727gmail-cite_ref-RizzolattiCraighero2004_1-0"/><text:a xlink:type="simple" xlink:href="https://en.wikipedia.org/wiki/Mirror_neuron#cite_note-RizzolattiCraighero2004-1" office:target-frame-name="_blank" xlink:show="new" text:style-name="Internet_20_link" text:visited-style-name="Visited_20_Internet_20_Link">[1]</text:a><text:bookmark text:name="m_-171836504872234727gmail-cite_ref-Keysers_2009_2-0"/><text:a xlink:type="simple" xlink:href="https://en.wikipedia.org/wiki/Mirror_neuron#cite_note-Keysers_2009-2" office:target-frame-name="_blank" xlink:show="new" text:style-name="Internet_20_link" text:visited-style-name="Visited_20_Internet_20_Link">[2]</text:a><text:bookmark text:name="m_-171836504872234727gmail-cite_ref-EmpathicBrain_3-0"/><text:a xlink:type="simple" xlink:href="https://en.wikipedia.org/wiki/Mirror_neuron#cite_note-EmpathicBrain-3" office:target-frame-name="_blank" xlink:show="new" text:style-name="Internet_20_link" text:visited-style-name="Visited_20_Internet_20_Link">[3]</text:a> Thus, the neuron "mirrors" the behavior of the other, as though the observer were itself acting. Mirror neurons are not always physiologically distinct from other types of neurons in the brain; their main differentiating factor is their response patterns.<text:bookmark text:name="m_-171836504872234727gmail-cite_ref-4"/><text:a xlink:type="simple" xlink:href="https://en.wikipedia.org/wiki/Mirror_neuron#cite_note-4" office:target-frame-name="_blank" xlink:show="new" text:style-name="Internet_20_link" text:visited-style-name="Visited_20_Internet_20_Link"><text:span text:style-name="T1">[4]</text:span></text:a> By this definition, such neurons have been directly observed in humans<text:bookmark text:name="m_-171836504872234727gmail-cite_ref-Mukamel_5-0"/><text:a xlink:type="simple" xlink:href="https://en.wikipedia.org/wiki/Mirror_neuron#cite_note-Mukamel-5" office:target-frame-name="_blank" xlink:show="new" text:style-name="Internet_20_link" text:visited-style-name="Visited_20_Internet_20_Link"><text:span text:style-name="T1">[5]</text:span></text:a> and <text:a xlink:type="simple" xlink:href="https://en.wikipedia.org/wiki/Primate" office:target-frame-name="_blank" xlink:show="new" text:style-name="Internet_20_link" text:visited-style-name="Visited_20_Internet_20_Link"><text:span text:style-name="T6">primate</text:span></text:a> species,<text:bookmark text:name="m_-171836504872234727gmail-cite_ref-architalbiol.org_6-0"/><text:a xlink:type="simple" xlink:href="https://en.wikipedia.org/wiki/Mirror_neuron#cite_note-architalbiol.org-6" office:target-frame-name="_blank" xlink:show="new" text:style-name="Internet_20_link" text:visited-style-name="Visited_20_Internet_20_Link"><text:span text:style-name="T1">[6]</text:span></text:a> and in birds.<text:bookmark text:name="m_-171836504872234727gmail-cite_ref-7"/><text:a xlink:type="simple" xlink:href="https://en.wikipedia.org/wiki/Mirror_neuron#cite_note-7" office:target-frame-name="_blank" xlink:show="new" text:style-name="Internet_20_link" text:visited-style-name="Visited_20_Internet_20_Link"><text:span text:style-name="T1">[7]</text:span></text:a>"</text:p>
          <text:p text:style-name="P15"/>
          <text:p text:style-name="P14"><text:bookmark text:name="m_-171836504872234727gmail-Part_3,_Chapter_1:_The_look"/><text:span text:style-name="T6">"Part 3, Chapter 1: The look</text:span><text:span text:style-name="T5">[</text:span><text:a xlink:type="simple" xlink:href="https://en.wikipedia.org/w/index.php?title=Being_and_Nothingness&amp;action=edit&amp;section=7" office:target-frame-name="_blank" xlink:show="new" text:style-name="Internet_20_link" text:visited-style-name="Visited_20_Internet_20_Link"><text:span text:style-name="T2">edit</text:span></text:a><text:span text:style-name="T5">]</text:span></text:p>
          <text:p text:style-name="P13"><text:span text:style-name="T6">The mere possible presence of another person causes one to </text:span><text:a xlink:type="simple" xlink:href="https://en.wikipedia.org/wiki/Gaze" office:target-frame-name="_blank" xlink:show="new" text:style-name="Internet_20_link" text:visited-style-name="Visited_20_Internet_20_Link"><text:span text:style-name="T2">look at oneself as an object</text:span></text:a><text:span text:style-name="T6"> and see one's world as it appears to the other. This is not done from a specific location outside oneself, but is non-positional. This is a recognition of the </text:span><text:a xlink:type="simple" xlink:href="https://en.wikipedia.org/wiki/Subjectivity" office:target-frame-name="_blank" xlink:show="new" text:style-name="Internet_20_link" text:visited-style-name="Visited_20_Internet_20_Link"><text:span text:style-name="T2">subjectivity</text:span></text:a><text:span text:style-name="T6"> in others.</text:span></text:p>
          <text:p text:style-name="P13"><text:span text:style-name="T6">This transformation is most clear when one sees a </text:span><text:a xlink:type="simple" xlink:href="https://en.wikipedia.org/wiki/Mannequin" office:target-frame-name="_blank" xlink:show="new" text:style-name="Internet_20_link" text:visited-style-name="Visited_20_Internet_20_Link"><text:span text:style-name="T2">mannequin</text:span></text:a><text:span text:style-name="T6"> that one confuses for a real person for a moment.</text:span></text:p>
          <text:list text:style-name="L1">
            <text:list-item>
              <text:p text:style-name="P17"><text:span text:style-name="T6">While they believe it is a person, their world is transformed. Objects now partly escape them; they have aspects that belong to the other person, and that are thus unknowable to them. During this time one can no longer have a total subjectivity. The world is now the other person's world, a foreign world that no longer comes from the self, but from the other. The other person is a "threat to the order and arrangement of your whole world...Your world is suddenly haunted by the Other's values, over which you have no control".</text:span><text:bookmark text:name="m_-171836504872234727gmail-cite_ref-earthlink_9-0"/><text:a xlink:type="simple" xlink:href="https://en.wikipedia.org/wiki/Being_and_Nothingness#cite_note-earthlink-9" office:target-frame-name="_blank" xlink:show="new" text:style-name="Internet_20_link" text:visited-style-name="Visited_20_Internet_20_Link"><text:span text:style-name="T2">[9]</text:span></text:a></text:p>
            </text:list-item>
            <text:list-item>
              <text:p text:style-name="P18"><text:span text:style-name="T6">When they realise it is a mannequin, and is not subjective, the world seems to transfer back, and they are again in the center of a universe. This is back to the pre-reflective mode of being, it is "the eye of the camera that is always present but is never seen".</text:span><text:bookmark text:name="m_-171836504872234727gmail-cite_ref-earthlink_9-1"/><text:a xlink:type="simple" xlink:href="https://en.wikipedia.org/wiki/Being_and_Nothingness#cite_note-earthlink-9" office:target-frame-name="_blank" xlink:show="new" text:style-name="Internet_20_link" text:visited-style-name="Visited_20_Internet_20_Link"><text:span text:style-name="T2">[9]</text:span></text:a><text:span text:style-name="T6"> The person is occupied and too busy for self-reflection.</text:span><text:bookmark text:name="m_-171836504872234727gmail-cite_ref-10"/><text:a xlink:type="simple" xlink:href="https://en.wikipedia.org/wiki/Being_and_Nothingness#cite_note-10" office:target-frame-name="_blank" xlink:show="new" text:style-name="Internet_20_link" text:visited-style-name="Visited_20_Internet_20_Link"><text:span text:style-name="T2">[10]</text:span></text:a><text:span text:style-name="T6"> This process is continual, unavoidable, and ineluctable.</text:span><text:bookmark text:name="m_-171836504872234727gmail-cite_ref-earthlink_9-2"/><text:a xlink:type="simple" xlink:href="https://en.wikipedia.org/wiki/Being_and_Nothingness#cite_note-earthlink-9" office:target-frame-name="_blank" xlink:show="new" text:style-name="Internet_20_link" text:visited-style-name="Visited_20_Internet_20_Link"><text:span text:style-name="T2">[9]</text:span></text:a><text:span text:style-name="T6">"</text:span></text:p>
            </text:list-item>
          </text:list>
          <text:p text:style-name="P13"><text:a xlink:type="simple" xlink:href="https://en.wikipedia.org/wiki/Mirror_neuron" office:target-frame-name="_blank" xlink:show="new" text:style-name="Internet_20_link" text:visited-style-name="Visited_20_Internet_20_Link"><text:span text:style-name="T2">https://en.wikipedia.org/wiki/Mirror_neuron</text:span></text:a></text:p>
          <text:p text:style-name="P13"/>
          <text:p text:style-name="P16"><text:span text:style-name="T6">"Not surprisingly, these brain regions include those found in the macaque monkey.</text:span><text:bookmark text:name="m_-171836504872234727gmail-cite_ref-RizzolattiCraighero2004_1-1"/><text:a xlink:type="simple" xlink:href="https://en.wikipedia.org/wiki/Mirror_neuron#cite_note-RizzolattiCraighero2004-1" office:target-frame-name="_blank" xlink:show="new" text:style-name="Internet_20_link" text:visited-style-name="Visited_20_Internet_20_Link"><text:span text:style-name="T2">[1]</text:span></text:a><text:span text:style-name="T6"> However, </text:span><text:a xlink:type="simple" xlink:href="https://en.wikipedia.org/wiki/Functional_magnetic_resonance_imaging" office:target-frame-name="_blank" xlink:show="new" text:style-name="Internet_20_link" text:visited-style-name="Visited_20_Internet_20_Link"><text:span text:style-name="T6">functional magnetic resonance imaging</text:span></text:a><text:span text:style-name="T6"> (fMRI) can examine the entire brain at once and suggests that a much wider network of brain areas shows mirror properties in humans than previously thought. These additional areas include the </text:span><text:a xlink:type="simple" xlink:href="https://en.wikipedia.org/wiki/Somatosensory_cortex" office:target-frame-name="_blank" xlink:show="new" text:style-name="Internet_20_link" text:visited-style-name="Visited_20_Internet_20_Link"><text:span text:style-name="T6">somatosensory cortex</text:span></text:a><text:span text:style-name="T6"> and are thought to make the observer feel what it feels like to move in the observed way.</text:span><text:bookmark text:name="m_-171836504872234727gmail-cite_ref-GazzolaKeysers2009_26-0"/><text:a xlink:type="simple" xlink:href="https://en.wikipedia.org/wiki/Mirror_neuron#cite_note-GazzolaKeysers2009-26" office:target-frame-name="_blank" xlink:show="new" text:style-name="Internet_20_link" text:visited-style-name="Visited_20_Internet_20_Link">[26]</text:a><text:bookmark text:name="m_-171836504872234727gmail-cite_ref-KeysersKaasGazzola2010_27-0"/><text:a xlink:type="simple" xlink:href="https://en.wikipedia.org/wiki/Mirror_neuron#cite_note-KeysersKaasGazzola2010-27" office:target-frame-name="_blank" xlink:show="new" text:style-name="Internet_20_link" text:visited-style-name="Visited_20_Internet_20_Link">[27]</text:a><text:span text:style-name="T6">"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09:25:43.662000000</meta:creation-date>
    <meta:print-date>2024-05-20T09:30:07.246000000</meta:print-date>
    <meta:printed-by>PDF files</meta:printed-by>
    <dc:date>2024-05-20T09:30:28.013000000</dc:date>
    <meta:editing-duration>PT20S</meta:editing-duration>
    <meta:editing-cycles>1</meta:editing-cycles>
    <meta:document-statistic meta:table-count="0" meta:image-count="0" meta:object-count="0" meta:page-count="1" meta:paragraph-count="13" meta:word-count="420" meta:character-count="2896" meta:non-whitespace-character-count="2490"/>
    <meta:generator>LibreOffice/24.2.0.3$Windows_X86_64 LibreOffice_project/da48488a73ddd66ea24cf16bbc4f7b9c08e9bea1</meta:generator>
  </office:meta>
</office:document-meta>
</file>